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 style:list-style-name="L3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 style:list-style-name="L4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hyphenate="false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text-properties fo:hyphenate="false"/>
    </style:style>
    <style:style style:name="P11" style:family="paragraph">
      <style:paragraph-properties style:writing-mode="lr-tb"/>
      <style:text-properties fo:font-size="14pt" style:font-size-asian="24pt" style:font-size-complex="24pt" fo:hyphenate="false"/>
    </style:style>
    <style:style style:name="T1" style:family="text">
      <style:text-properties fo:font-size="14pt" style:font-size-asian="24pt" style:font-size-complex="24pt"/>
    </style:style>
    <style:style style:name="T2" style:family="text">
      <style:text-properties fo:font-size="14pt" fo:font-style="italic" style:font-size-asian="24pt" style:font-style-asian="italic" style:font-size-complex="24pt" style:font-style-complex="italic"/>
    </style:style>
    <style:style style:name="T3" style:family="text">
      <style:text-properties fo:font-size="1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5.385cm" presentation:class="title" presentation:user-transformed="true">
          <draw:text-box>
            <text:p>Research Plan &amp; Ideas about ASD perception</text:p>
          </draw:text-box>
        </draw:frame>
        <draw:frame presentation:style-name="pr2" draw:text-style-name="P3" draw:layer="layout" svg:width="23.8cm" svg:height="2.729cm" svg:x="2cm" svg:y="12.271cm" presentation:class="subtitle" presentation:user-transformed="true">
          <draw:text-box>
            <text:p text:style-name="P2">Thomas Delaney</text:p>
          </draw:text-box>
        </draw:frame>
        <draw:frame draw:style-name="gr1" draw:text-style-name="P4" draw:layer="layout" svg:width="4.4cm" svg:height="0.962cm" svg:x="2.2cm" svg:y="15cm">
          <draw:text-box>
            <text:p>03/09/202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text-style-name="P6" draw:layer="layout" svg:width="24cm" svg:height="12.18cm" svg:x="2cm" svg:y="4.82cm" presentation:class="outline" presentation:user-transformed="true">
          <draw:text-box>
            <text:list text:style-name="L3">
              <text:list-item>
                <text:p>We know that E/I imbalance can bias the visual system toward local or global pattern detection.</text:p>
              </text:list-item>
              <text:list-item>
                <text:p>We know that the Hallucination Machine can be used to reproduce phenomenology similar to psychedelics</text:p>
              </text:list-item>
              <text:list-item>
                <text:p>It would be interesting to see the effects of E/I imbalance manifested on the Hallucination Machin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8" draw:text-style-name="P1" draw:layer="layout" svg:width="24cm" svg:height="14.257cm" svg:x="2cm" svg:y="4.343cm" presentation:class="outline" presentation:user-transformed="true">
          <draw:text-box>
            <text:list text:style-name="L3">
              <text:list-item>
                <text:p text:style-name="P7">We know that ASD individuals experience hyper/hypo sensitivity to stimuli.</text:p>
              </text:list-item>
              <text:list-item>
                <text:p text:style-name="P7">Predictive learning approaches attribute this to atypical precision in representation of sensory info.</text:p>
              </text:list-item>
              <text:list-item>
                <text:p text:style-name="P7">A Conv NN that can include predicting coding/learning methods could explore E/I imbalance and atypical precision simultaneously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Aims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xpand upon the E/I imbalance findings from Nagai, 2015.</text:p>
              </text:list-item>
              <text:list-item>
                <text:p>Manifest the effects of E/I imbalance on visual perception using the Hallucination Machine. </text:p>
              </text:list-item>
              <text:list-item>
                <text:p>Manifest hyper/hyposensitivity using the Hallucination machine. Either through predictive learning approaches or using another metho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rther Aim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Beyond the hallucination machine. It would be interesting to address the effects of ASD/SZ on the proprioceptive system. </text:p>
              </text:list-item>
              <text:list-item>
                <text:p>If an analogue of the visual part of the proprioceptive system can be created within a NN, we could explore visual illusions related to propriocep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Methods<text:tab/></text:p>
          </draw:text-box>
        </draw:frame>
        <draw:frame presentation:style-name="pr8" draw:text-style-name="P1" draw:layer="layout" svg:width="24cm" svg:height="12.18cm" svg:x="2cm" svg:y="3.82cm" presentation:class="outline" presentation:user-transformed="true">
          <draw:text-box>
            <text:list text:style-name="L3">
              <text:list-item>
                <text:p>Use the neocognitron (or an updated version) in the Hallucination machine.</text:p>
              </text:list-item>
              <text:list-item>
                <text:p>Use the Hallucination Machine in a similar way to Suzuki et al.</text:p>
              </text:list-item>
              <text:list-item>
                <text:p>Alter the ratio of the strength of excitatory and inhibitory connections. Then change the input images in order to minimise error.</text:p>
              </text:list-item>
              <text:list-item>
                <text:p>To manifest hyper/hyposensitivty:Use a ConvNN that can include predictive coding.</text:p>
              </text:list-item>
              <text:list-item>
                <text:p>Alter the precision of input representation. Then change the input image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Methods/Questions</text:p>
          </draw:text-box>
        </draw:frame>
        <draw:frame presentation:style-name="pr8" draw:text-style-name="P1" draw:layer="layout" svg:width="24cm" svg:height="12.18cm" svg:x="2cm" svg:y="6.8cm" presentation:class="outline" presentation:user-transformed="true">
          <draw:text-box>
            <text:list text:style-name="L3">
              <text:list-item>
                <text:p>Is there a better dataset to use for training? The one used in Suzuki was 10 years old.</text:p>
              </text:list-item>
              <text:list-item>
                <text:p text:style-name="P7">Do you have any suggestions for a suitable network? 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Further Ideas/Questions</text:p>
          </draw:text-box>
        </draw:frame>
        <draw:frame presentation:style-name="pr8" draw:text-style-name="P1" draw:layer="layout" svg:width="24cm" svg:height="12.18cm" svg:x="2cm" svg:y="5cm" presentation:class="outline" presentation:user-transformed="true">
          <draw:text-box>
            <text:list text:style-name="L3">
              <text:list-item>
                <text:p>Incorporating embodiment?</text:p>
              </text:list-item>
              <text:list-item>
                <text:p>What is the difference between ASD and ASC?</text:p>
              </text:list-item>
              <text:list-item>
                <text:p>Couldn’t find much information about hyposensitivity in ASD.</text:p>
              </text:list-item>
              <text:list-item>
                <text:p>Need to find a neural net that can implement predictive coding. Does this need to be recurrent?</text:p>
              </text:list-item>
              <text:list-item>
                <text:p>How much control do we have over the NN used in the Hallucination Machin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presentation:style-name="pr10" draw:text-style-name="P11" draw:layer="layout" svg:width="24cm" svg:height="14.18cm" svg:x="2cm" svg:y="4cm" presentation:class="outline" presentation:user-transformed="true">
          <draw:text-box>
            <text:list text:style-name="L4">
              <text:list-item>
                <text:p text:style-name="P10"><text:span text:style-name="T1">Keisuke Suzuki, Warrick Roseboom, David J. Schwartzman, Anil K. Seth, </text:span><text:span text:style-name="T2">A Deep-Dream </text:span><text:span text:style-name="T2">Virtual Reality Platform for Studying Altered Perceptual Phenomenology. </text:span><text:span text:style-name="T3">Scientific Reports </text:span><text:span text:style-name="T3">7, (2017)</text:span><text:span text:style-name="T1"> </text:span></text:p>
              </text:list-item>
              <text:list-item>
                <text:p text:style-name="P10"><text:span text:style-name="T1">Pablo Lanillos, Daniel Oliva, Anja Philippsen, Yuichi Yamashita, Yukie Nagai, Gordon Cheng, </text:span><text:span text:style-name="T2">A review on neural network models of schizophrenia and autism spectrum disorder.</text:span><text:span text:style-name="T1"> </text:span><text:span text:style-name="T1">Neural Networks 122, 338 – 363, (2020) </text:span></text:p>
              </text:list-item>
              <text:list-item>
                <text:p text:style-name="P10"><text:span text:style-name="T1">Yukie Nagai, Takakazu Moriwaki, Minoru Asada, </text:span><text:span text:style-name="T2">Influence of Excitation/Inhibition </text:span><text:span text:style-name="T2">Imbalance on Local Processing Bias in Autism Spectrum Disorder. </text:span><text:span text:style-name="T3">Proceedings of the 37th </text:span><text:span text:style-name="T3">Annual Meeting of the Cognitive Science Society, 1685-1690, (2015)</text:span></text:p>
              </text:list-item>
              <text:list-item>
                <text:p text:style-name="P10"><text:span text:style-name="T1">Anja Philippsen, Yukie Nagai,</text:span><text:span text:style-name="T2">Understanding the cognitive mechanisms underlying autistic </text:span><text:span text:style-name="T2">behavior: a recurrent neural network study.</text:span><text:span text:style-name="T1"> <text:s/>2018 Joint IEEE 8th International Conference </text:span><text:span text:style-name="T1">on Development and Learning and Epigenetic Robotics (ICDL-EpiRob), 2018</text:span></text:p>
              </text:list-item>
              <text:list-item>
                <text:p text:style-name="P10"><text:span text:style-name="T1">Yukie Nagai, </text:span><text:span text:style-name="T2">Predictive learning: its key role in early cognitive development.</text:span><text:span text:style-name="T3"> Phil. Trans. R. </text:span><text:span text:style-name="T3">Soc. B 374:20180030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1T14:33:32.272689177</meta:creation-date>
    <meta:editing-duration>PT10H15M5S</meta:editing-duration>
    <meta:editing-cycles>17</meta:editing-cycles>
    <meta:generator>LibreOffice/6.3.6.2$Linux_X86_64 LibreOffice_project/30$Build-2</meta:generator>
    <dc:title>Impress</dc:title>
    <dc:date>2020-09-03T09:12:27.483063683</dc:date>
    <meta:document-statistic meta:object-count="71"/>
  </office:meta>
</office:document-meta>
</file>